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7"/>
        <table:table-row table:style-name="ro1">
          <table:table-cell table:style-name="ce1" office:value-type="float" office:value="2015" calcext:value-type="float" table:number-columns-spanned="1" table:number-rows-spanned="20">
            <text:p>2015</text:p>
          </table:table-cell>
          <table:table-cell table:style-name="ce1" office:value-type="string" calcext:value-type="string" table:number-columns-spanned="1" table:number-rows-spanned="5">
            <text:p>50t</text:p>
          </table:table-cell>
          <table:table-cell table:style-name="ce2" office:value-type="string" calcext:value-type="string">
            <text:p>100\000\011\-001\001\000\-001\100\10\-001\100\000\</text:p>
          </table:table-cell>
          <table:table-cell table:style-name="ce5" office:value-type="float" office:value="0.965548" calcext:value-type="float">
            <text:p>0.965548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000\-001\100\00\-001\100\010\</text:p>
          </table:table-cell>
          <table:table-cell table:style-name="ce5" office:value-type="float" office:value="0.965548" calcext:value-type="float">
            <text:p>0.965548</text:p>
          </table:table-cell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-001\100\000-010\100\00-010\010\000</text:p>
          </table:table-cell>
          <table:table-cell table:style-name="ce6" office:value-type="float" office:value="0.959938" calcext:value-type="float">
            <text:p>0.959938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60t</text:p>
          </table:table-cell>
          <table:table-cell table:style-name="ce2" office:value-type="string" calcext:value-type="string">
            <text:p>100\000\011\-001\001\010\-001\100\00\-001\100\000\</text:p>
          </table:table-cell>
          <table:table-cell table:style-name="ce5" office:value-type="float" office:value="1.26228" calcext:value-type="float">
            <text:p>1.26228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100\-001\100\00\-001\100\000\</text:p>
          </table:table-cell>
          <table:table-cell table:style-name="ce5" office:value-type="float" office:value="1.26228" calcext:value-type="float">
            <text:p>1.26228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010\-001\100\00\-001\100\000\</text:p>
          </table:table-cell>
          <table:table-cell table:style-name="ce5" office:value-type="float" office:value="1.26228" calcext:value-type="float">
            <text:p>1.26228</text:p>
          </table:table-cell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>
            <text:p>100\000\011-001\100\000-010\100\00-010\010\000</text:p>
          </table:table-cell>
          <table:table-cell table:style-name="ce4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70t</text:p>
          </table:table-cell>
          <table:table-cell table:style-name="ce2" office:value-type="string" calcext:value-type="string">
            <text:p>100\000\011-100\100\000-100\010\00-001\100\101</text:p>
          </table:table-cell>
          <table:table-cell table:style-name="ce5" office:value-type="float" office:value="1.50222" calcext:value-type="float">
            <text:p>1.50222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100\100\000-001\100\11-001\100\000</text:p>
          </table:table-cell>
          <table:table-cell table:style-name="ce5" office:value-type="float" office:value="1.50222" calcext:value-type="float">
            <text:p>1.50222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01-010\100\00-010\010\000</text:p>
          </table:table-cell>
          <table:table-cell table:style-name="ce5" office:value-type="float" office:value="1.50222" calcext:value-type="float">
            <text:p>1.50222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10-100\010\00-001\100\000</text:p>
          </table:table-cell>
          <table:table-cell table:style-name="ce5" office:value-type="float" office:value="1.50222" calcext:value-type="float">
            <text:p>1.50222</text:p>
          </table:table-cell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-001\100\000-010\100\00-010\010\000</text:p>
          </table:table-cell>
          <table:table-cell table:style-name="ce6" office:value-type="float" office:value="1.4525" calcext:value-type="float">
            <text:p>1.4525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80t</text:p>
          </table:table-cell>
          <table:table-cell table:style-name="ce2" office:value-type="string" calcext:value-type="string">
            <text:p>100\000\011\-010\001\000\-001\100\00\-001\100\101</text:p>
          </table:table-cell>
          <table:table-cell table:style-name="ce5" office:value-type="float" office:value="1.81186" calcext:value-type="float">
            <text:p>1.81186</text:p>
          </table:table-cell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-001\100\000-010\100\00-010\010\000</text:p>
          </table:table-cell>
          <table:table-cell table:style-name="ce6" office:value-type="float" office:value="1.70994" calcext:value-type="float">
            <text:p>1.709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2020" calcext:value-type="float" table:number-columns-spanned="1" table:number-rows-spanned="20">
            <text:p>2020</text:p>
          </table:table-cell>
          <table:table-cell table:style-name="ce1" office:value-type="string" calcext:value-type="string" table:number-columns-spanned="1" table:number-rows-spanned="5">
            <text:p>50t</text:p>
          </table:table-cell>
          <table:table-cell table:style-name="ce2" office:value-type="string" calcext:value-type="string">
            <text:p>100\000\011\-001\001\000\-001\100\01\-001\100\000\</text:p>
          </table:table-cell>
          <table:table-cell table:style-name="ce5" office:value-type="float" office:value="0.976799" calcext:value-type="float">
            <text:p>0.976799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10\ <text:s/></text:p>
          </table:table-cell>
          <table:table-cell table:style-name="ce5" office:value-type="float" office:value="0.976799" calcext:value-type="float">
            <text:p>0.976799</text:p>
          </table:table-cell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3"/>
          <table:table-cell table:style-name="ce6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60t</text:p>
          </table:table-cell>
          <table:table-cell table:style-name="ce2" office:value-type="string" calcext:value-type="string">
            <text:p>100\000\011\ <text:s/>001\100\010\ <text:s/>001\100\00\ <text:s/>100\010\000\</text:p>
          </table:table-cell>
          <table:table-cell table:style-name="ce5" office:value-type="float" office:value="1.27574" calcext:value-type="float">
            <text:p>1.27574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100\01\ <text:s/>010\100\000\</text:p>
          </table:table-cell>
          <table:table-cell table:style-name="ce5" office:value-type="float" office:value="1.27574" calcext:value-type="float">
            <text:p>1.27574</text:p>
          </table:table-cell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3" office:value-type="string" calcext:value-type="string">
            <text:p>100\000\011\ <text:s/>001\001\000\ <text:s/>001\100\00\ <text:s/>010\100\000\</text:p>
          </table:table-cell>
          <table:table-cell table:style-name="ce6" office:value-type="float" office:value="1.2433" calcext:value-type="float">
            <text:p>1.2433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70t</text:p>
          </table:table-cell>
          <table:table-cell table:style-name="ce2" office:value-type="string" calcext:value-type="string">
            <text:p>100\000\011\ <text:s/>001\100\110\ <text:s/>010\010\00\ <text:s/>010\100\000\</text:p>
          </table:table-cell>
          <table:table-cell table:style-name="ce5" office:value-type="float" office:value="1.52163" calcext:value-type="float">
            <text:p>1.52163</text:p>
          </table:table-cell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3"/>
          <table:table-cell table:style-name="ce6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80t</text:p>
          </table:table-cell>
          <table:table-cell table:style-name="ce2" office:value-type="string" calcext:value-type="string">
            <text:p>100\000\011\ <text:s/>001\010\000\ <text:s/>100\100\00\ <text:s/>001\010\111\</text:p>
          </table:table-cell>
          <table:table-cell table:style-name="ce5" office:value-type="float" office:value="1.83456" calcext:value-type="float">
            <text:p>1.83456</text:p>
          </table:table-cell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2"/>
          <table:table-cell table:style-name="ce5"/>
        </table:table-row>
        <table:table-row table:style-name="ro1">
          <table:covered-table-cell table:number-columns-repeated="2" table:style-name="ce2"/>
          <table:table-cell table:style-name="ce3"/>
          <table:table-cell table:style-name="ce6"/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9:54:47.703572037</meta:creation-date>
    <dc:date>2014-09-12T20:07:10.619804038</dc:date>
    <meta:editing-duration>P1DT9M11S</meta:editing-duration>
    <meta:editing-cycles>32</meta:editing-cycles>
    <meta:generator>LibreOffice/4.2.6.3$Linux_X86_64 LibreOffice_project/420m0$Build-3</meta:generator>
    <meta:document-statistic meta:table-count="1" meta:cell-count="51" meta:object-count="0"/>
  </office:meta>
</office:document-meta>
</file>